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6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4.816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8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office:string-value="{|" table:formula="of:=CONCATENATE(&quot;{|&quot;)" table:style-name="ce1">
            <text:p>{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Inputs</text:p>
          </table:table-cell>
          <table:table-cell table:number-columns-repeated="2" table:style-name="ce3"/>
          <table:table-cell office:value-type="string" office:string-value="|-&#10;| '''Inputs'''" table:formula="of:=CONCATENATE(&quot;|-&quot;;CHAR(10);&quot;| '''&quot;;[.A2];&quot;'''&quot;)" table:style-name="ce1">
            <text:p>|-</text:p>
            <text:p>| '''Inputs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ep Consumption</text:p>
          </table:table-cell>
          <table:table-cell office:value-type="float" office:value="0.1" table:style-name="ce4">
            <text:p>0.1</text:p>
          </table:table-cell>
          <table:table-cell office:value-type="string" table:style-name="ce4">
            <text:p>mA</text:p>
          </table:table-cell>
          <table:table-cell office:value-type="string" office:string-value="|-&#10;|Sleep Consumption|| 0.1 ||mA" table:formula="of:=CONCATENATE(&quot;|-&quot;;CHAR(10);&quot;|&quot;;[.A3];&quot;|| &quot;;[.B3];&quot; ||&quot;;[.C3])" table:style-name="ce1">
            <text:p>|-</text:p>
            <text:p>|Sleep Consumption|| 0.1 ||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rating Consumption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mA</text:p>
          </table:table-cell>
          <table:table-cell office:value-type="string" office:string-value="|-&#10;|Operating Consumption|| 50 ||mA" table:formula="of:=CONCATENATE(&quot;|-&quot;;CHAR(10);&quot;|&quot;;[.A4];&quot;|| &quot;;[.B4];&quot; ||&quot;;[.C4])" table:style-name="ce1">
            <text:p>|-</text:p>
            <text:p>|Operating Consumption|| 50 ||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ep Duration</text:p>
          </table:table-cell>
          <table:table-cell office:value-type="float" office:value="900" table:formula="of:=60*15" table:style-name="ce4">
            <text:p>900</text:p>
          </table:table-cell>
          <table:table-cell office:value-type="string" table:style-name="ce4">
            <text:p>s</text:p>
          </table:table-cell>
          <table:table-cell office:value-type="string" office:string-value="|-&#10;|Sleep Duration|| 900 ||s" table:formula="of:=CONCATENATE(&quot;|-&quot;;CHAR(10);&quot;|&quot;;[.A5];&quot;|| &quot;;[.B5];&quot; ||&quot;;[.C5])" table:style-name="ce1">
            <text:p>|-</text:p>
            <text:p>|Sleep Duration|| 900 ||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rating Durati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</text:p>
          </table:table-cell>
          <table:table-cell office:value-type="string" office:string-value="|-&#10;|Operating Duration|| 1 ||s" table:formula="of:=CONCATENATE(&quot;|-&quot;;CHAR(10);&quot;|&quot;;[.A6];&quot;|| &quot;;[.B6];&quot; ||&quot;;[.C6])" table:style-name="ce1">
            <text:p>|-</text:p>
            <text:p>|Operating Duration|| 1 ||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</text:p>
          </table:table-cell>
          <table:table-cell office:value-type="float" office:value="2000" table:style-name="ce4">
            <text:p>2000</text:p>
          </table:table-cell>
          <table:table-cell office:value-type="string" table:style-name="ce4">
            <text:p>mAh</text:p>
          </table:table-cell>
          <table:table-cell office:value-type="string" office:string-value="|-&#10;|Capacity|| 2000 ||mAh" table:formula="of:=CONCATENATE(&quot;|-&quot;;CHAR(10);&quot;|&quot;;[.A7];&quot;|| &quot;;[.B7];&quot; ||&quot;;[.C7])" table:style-name="ce1">
            <text:p>|-</text:p>
            <text:p>|Capacity|| 2000 ||mAh</text:p>
          </table:table-cell>
          <table:table-cell table:number-columns-repeated="16380"/>
        </table:table-row>
        <table:table-row table:style-name="ro2">
          <table:table-cell table:number-columns-repeated="3" table:style-name="ce3"/>
          <table:table-cell office:value-type="string" office:string-value="|-&#10;|||  ||" table:formula="of:=CONCATENATE(&quot;|-&quot;;CHAR(10);&quot;|&quot;;[.A8];&quot;|| &quot;;[.B8];&quot; ||&quot;;[.C8])" table:style-name="ce1">
            <text:p>|-</text:p>
            <text:p>||| <text:s/>|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er sleep cycle</text:p>
          </table:table-cell>
          <table:table-cell table:number-columns-repeated="2" table:style-name="ce3"/>
          <table:table-cell office:value-type="string" office:string-value="|-&#10;| '''Per sleep cycle'''" table:formula="of:=CONCATENATE(&quot;|-&quot;;CHAR(10);&quot;| '''&quot;;[.A9];&quot;'''&quot;)" table:style-name="ce1">
            <text:p>|-</text:p>
            <text:p>| '''Per sleep cycle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 Used Sleeping</text:p>
          </table:table-cell>
          <table:table-cell office:value-type="float" office:value="90" table:formula="of:=$$Sleep_Consumption * $$Sleep_Duration" table:style-name="ce5">
            <text:p>90.000</text:p>
          </table:table-cell>
          <table:table-cell office:value-type="string" table:style-name="ce4">
            <text:p>=Sleep_Consumption * Sleep_Duration</text:p>
          </table:table-cell>
          <table:table-cell office:value-type="string" office:string-value="|-&#10;|Capacity Used Sleeping|| 90 ||=Sleep_Consumption * Sleep_Duration" table:formula="of:=CONCATENATE(&quot;|-&quot;;CHAR(10);&quot;|&quot;;[.A10];&quot;|| &quot;;[.B10];&quot; ||&quot;;[.C10])" table:style-name="ce1">
            <text:p>|-</text:p>
            <text:p>|Capacity Used Sleeping|| 90 ||=Sleep_Consumption * Sleep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 Used Operating</text:p>
          </table:table-cell>
          <table:table-cell office:value-type="float" office:value="50" table:formula="of:=$$Operating_Consumption * $$Operating_Duration" table:style-name="ce5">
            <text:p>50.000</text:p>
          </table:table-cell>
          <table:table-cell office:value-type="string" table:style-name="ce4">
            <text:p>=Operating_Consumption * Operating_Duration</text:p>
          </table:table-cell>
          <table:table-cell office:value-type="string" office:string-value="|-&#10;|Capacity Used Operating|| 50 ||=Operating_Consumption * Operating_Duration" table:formula="of:=CONCATENATE(&quot;|-&quot;;CHAR(10);&quot;|&quot;;[.A11];&quot;|| &quot;;[.B11];&quot; ||&quot;;[.C11])" table:style-name="ce1">
            <text:p>|-</text:p>
            <text:p>|Capacity Used Operating|| 50 ||=Operating_Consumption * Operating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tal Capacity Used mAs</text:p>
          </table:table-cell>
          <table:table-cell office:value-type="float" office:value="140" table:formula="of:=$$Operating_Consumption * $$Operating_Duration + $$Sleep_Consumption * $$Sleep_Duration" table:style-name="ce5">
            <text:p>140.000</text:p>
          </table:table-cell>
          <table:table-cell office:value-type="string" table:style-name="ce4">
            <text:p>=Operating_Consumption * Operating_Duration + Sleep_Consumption * Sleep_Duration</text:p>
          </table:table-cell>
          <table:table-cell office:value-type="string" office:string-value="|-&#10;|Total Capacity Used mAs|| 140 ||=Operating_Consumption * Operating_Duration + Sleep_Consumption * Sleep_Duration" table:formula="of:=CONCATENATE(&quot;|-&quot;;CHAR(10);&quot;|&quot;;[.A12];&quot;|| &quot;;[.B12];&quot; ||&quot;;[.C12])" table:style-name="ce1">
            <text:p>|-</text:p>
            <text:p>|Total Capacity Used mAs|| 140 ||=Operating_Consumption * Operating_Duration + Sleep_Consumption * Sleep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tal Capacity Used</text:p>
          </table:table-cell>
          <table:table-cell office:value-type="float" office:value="3.888888888888889E-2" table:formula="of:=$$Total_Capacity_Used_mAs/3600" table:style-name="ce5">
            <text:p>0.039</text:p>
          </table:table-cell>
          <table:table-cell office:value-type="string" table:style-name="ce4">
            <text:p>=Total_Capacity_Used_mAs/3600</text:p>
          </table:table-cell>
          <table:table-cell office:value-type="string" office:string-value="|-&#10;|Total Capacity Used|| 0.0388888888888889 ||=Total_Capacity_Used_mAs/3600" table:formula="of:=CONCATENATE(&quot;|-&quot;;CHAR(10);&quot;|&quot;;[.A13];&quot;|| &quot;;[.B13];&quot; ||&quot;;[.C13])" table:style-name="ce1">
            <text:p>|-</text:p>
            <text:p>|Total Capacity Used|| 0.0388888888888889 ||=Total_Capacity_Used_mAs/3600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6"/>
          <table:table-cell table:style-name="ce3"/>
          <table:table-cell office:value-type="string" office:string-value="|-&#10;|||  ||" table:formula="of:=CONCATENATE(&quot;|-&quot;;CHAR(10);&quot;|&quot;;[.A14];&quot;|| &quot;;[.B14];&quot; ||&quot;;[.C14])" table:style-name="ce1">
            <text:p>|-</text:p>
            <text:p>||| <text:s/>|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sults</text:p>
          </table:table-cell>
          <table:table-cell table:style-name="ce6"/>
          <table:table-cell table:style-name="ce3"/>
          <table:table-cell office:value-type="string" office:string-value="|-&#10;| '''Results'''" table:formula="of:=CONCATENATE(&quot;|-&quot;;CHAR(10);&quot;| '''&quot;;[.A15];&quot;'''&quot;)" table:style-name="ce1">
            <text:p>|-</text:p>
            <text:p>| '''Results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cycles</text:p>
          </table:table-cell>
          <table:table-cell office:value-type="float" office:value="51428.571428571428" table:formula="of:=$$Capacity / $$Total_Capacity_Used" table:style-name="ce5">
            <text:p>51428.571</text:p>
          </table:table-cell>
          <table:table-cell office:value-type="string" table:style-name="ce4">
            <text:p>=Capacity / Total_Capacity_Used</text:p>
          </table:table-cell>
          <table:table-cell office:value-type="string" office:string-value="|-&#10;|Time Available cycles|| 51428.5714285714 ||=Capacity / Total_Capacity_Used" table:formula="of:=CONCATENATE(&quot;|-&quot;;CHAR(10);&quot;|&quot;;[.A16];&quot;|| &quot;;[.B16];&quot; ||&quot;;[.C16])" table:style-name="ce1">
            <text:p>|-</text:p>
            <text:p>|Time Available cycles|| 51428.5714285714 ||=Capacity / Total_Capacity_Us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hours</text:p>
          </table:table-cell>
          <table:table-cell office:value-type="float" office:value="12857.142857142857" table:formula="of:=$$Time_Available_cycles / (3600/$$Sleep_Duration)" table:style-name="ce5">
            <text:p>12857.143</text:p>
          </table:table-cell>
          <table:table-cell office:value-type="string" table:style-name="ce4">
            <text:p>=Time_Available_cycles / (3600/Sleep_Duration)</text:p>
          </table:table-cell>
          <table:table-cell office:value-type="string" office:string-value="|-&#10;|Time Available hours|| 12857.1428571429 ||=Time_Available_cycles / (3600/Sleep_Duration)" table:formula="of:=CONCATENATE(&quot;|-&quot;;CHAR(10);&quot;|&quot;;[.A17];&quot;|| &quot;;[.B17];&quot; ||&quot;;[.C17])" table:style-name="ce1">
            <text:p>|-</text:p>
            <text:p>|Time Available hours|| 12857.1428571429 ||=Time_Available_cycles / (3600/Sleep_Duration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days</text:p>
          </table:table-cell>
          <table:table-cell office:value-type="float" office:value="535.71428571428567" table:formula="of:=$$Time_Available_hours / 24" table:style-name="ce5">
            <text:p>535.714</text:p>
          </table:table-cell>
          <table:table-cell office:value-type="string" table:style-name="ce4">
            <text:p>=Time_Available_hours / 24</text:p>
          </table:table-cell>
          <table:table-cell office:value-type="string" office:string-value="|-&#10;|Time Available days|| 535.714285714286 ||=Time_Available_hours / 24" table:formula="of:=CONCATENATE(&quot;|-&quot;;CHAR(10);&quot;|&quot;;[.A18];&quot;|| &quot;;[.B18];&quot; ||&quot;;[.C18])" table:style-name="ce1">
            <text:p>|-</text:p>
            <text:p>|Time Available days|| 535.714285714286 ||=Time_Available_hours / 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months</text:p>
          </table:table-cell>
          <table:table-cell office:value-type="float" office:value="17.857142857142854" table:formula="of:=$$Time_Available_days / 30" table:style-name="ce5">
            <text:p>17.857</text:p>
          </table:table-cell>
          <table:table-cell office:value-type="string" table:style-name="ce4">
            <text:p>=Time_Available_days / 30</text:p>
          </table:table-cell>
          <table:table-cell office:value-type="string" office:string-value="|-&#10;|Time Available months|| 17.8571428571429 ||=Time_Available_days / 30" table:formula="of:=CONCATENATE(&quot;|-&quot;;CHAR(10);&quot;|&quot;;[.A19];&quot;|| &quot;;[.B19];&quot; ||&quot;;[.C19])" table:style-name="ce1">
            <text:p>|-</text:p>
            <text:p>|Time Available months|| 17.8571428571429 ||=Time_Available_days / 30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office:string-value="|-&#10;|}" table:formula="of:=CONCATENATE(&quot;|-&quot;;CHAR(10);&quot;|}&quot;)" table:style-name="ce1">
            <text:p>|-</text:p>
            <text:p>|}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named-expressions>
        <table:named-range table:name="Capacity" table:cell-range-address="Sheet1.$B$7" table:base-cell-address="Sheet1.$A$1"/>
        <table:named-range table:name="Capacity_Used_Operating" table:cell-range-address="Sheet1.$B$11" table:base-cell-address="Sheet1.$A$1"/>
        <table:named-range table:name="Capacity_Used_Sleeping" table:cell-range-address="Sheet1.$B$10" table:base-cell-address="Sheet1.$A$1"/>
        <table:named-range table:name="Inputs_" table:cell-range-address="Sheet1.$B$2" table:base-cell-address="Sheet1.$A$1"/>
        <table:named-range table:name="Operating_Consumption" table:cell-range-address="Sheet1.$B$4" table:base-cell-address="Sheet1.$A$1"/>
        <table:named-range table:name="Operating_Duration" table:cell-range-address="Sheet1.$B$6" table:base-cell-address="Sheet1.$A$1"/>
        <table:named-range table:name="Per_sleep_cycle_" table:cell-range-address="Sheet1.$B$9" table:base-cell-address="Sheet1.$A$1"/>
        <table:named-range table:name="Results_" table:cell-range-address="Sheet1.$B$15" table:base-cell-address="Sheet1.$A$1"/>
        <table:named-range table:name="Sleep_Consumption" table:cell-range-address="Sheet1.$B$3" table:base-cell-address="Sheet1.$A$1"/>
        <table:named-range table:name="Sleep_Duration" table:cell-range-address="Sheet1.$B$5" table:base-cell-address="Sheet1.$A$1"/>
        <table:named-range table:name="Time_Available_cycles" table:cell-range-address="Sheet1.$B$16" table:base-cell-address="Sheet1.$A$1"/>
        <table:named-range table:name="Time_Available_days" table:cell-range-address="Sheet1.$B$18" table:base-cell-address="Sheet1.$A$1"/>
        <table:named-range table:name="Time_Available_hours" table:cell-range-address="Sheet1.$B$17" table:base-cell-address="Sheet1.$A$1"/>
        <table:named-range table:name="Time_Available_months" table:cell-range-address="Sheet1.$B$19" table:base-cell-address="Sheet1.$A$1"/>
        <table:named-range table:name="Total_Capacity_Used" table:cell-range-address="Sheet1.$B$13" table:base-cell-address="Sheet1.$A$1"/>
        <table:named-range table:name="Total_Capacity_Used_mAs" table:cell-range-address="Sheet1.$B$1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</meta:initial-creator>
    <dc:creator>Minh Ha</dc:creator>
    <meta:creation-date>2011-10-08T20:45:02Z</meta:creation-date>
    <dc:date>2015-05-25T05:46:05Z</dc:date>
    <meta:editing-cycles>2</meta:editing-cycles>
    <meta:editing-duration>PT1336S</meta:editing-duration>
  </office:meta>
</office:document-meta>
</file>